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401cm" table:align="margins"/>
    </style:style>
    <style:style style:name="Таблица1.A" style:family="table-column">
      <style:table-column-properties style:column-width="4.048cm" style:rel-column-width="16174*"/>
    </style:style>
    <style:style style:name="Таблица1.B" style:family="table-column">
      <style:table-column-properties style:column-width="12.353cm" style:rel-column-width="49361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Первый_20_абзац">
      <style:text-properties officeooo:rsid="000e1e9a" officeooo:paragraph-rsid="000e1e9a"/>
    </style:style>
    <style:style style:name="P3" style:family="paragraph" style:parent-style-name="Первый_20_абзац">
      <style:text-properties officeooo:rsid="0011c55a" officeooo:paragraph-rsid="0011c55a"/>
    </style:style>
    <style:style style:name="P4" style:family="paragraph" style:parent-style-name="Text_20_body">
      <style:text-properties officeooo:rsid="00125547" officeooo:paragraph-rsid="00125547"/>
    </style:style>
    <style:style style:name="P5" style:family="paragraph" style:parent-style-name="Text_20_body">
      <style:text-properties officeooo:rsid="0013689e" officeooo:paragraph-rsid="0013689e"/>
    </style:style>
    <style:style style:name="P6" style:family="paragraph" style:parent-style-name="Text_20_body">
      <style:text-properties officeooo:rsid="002292b0" officeooo:paragraph-rsid="002292b0"/>
    </style:style>
    <style:style style:name="P7" style:family="paragraph" style:parent-style-name="Code">
      <style:text-properties officeooo:rsid="001fc290" officeooo:paragraph-rsid="001fc290"/>
    </style:style>
    <style:style style:name="P8" style:family="paragraph" style:parent-style-name="Text_20_body" style:list-style-name="L1"/>
    <style:style style:name="P9" style:family="paragraph" style:parent-style-name="Code_20_with_20_indents">
      <style:text-properties officeooo:rsid="002292b0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3113"/>
    </style:style>
    <style:style style:name="T5" style:family="text">
      <style:text-properties officeooo:rsid="0011c55a"/>
    </style:style>
    <style:style style:name="T6" style:family="text">
      <style:text-properties officeooo:rsid="00142edc"/>
    </style:style>
    <style:style style:name="T7" style:family="text">
      <style:text-properties officeooo:rsid="0015f5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ведение</text:h>
      <text:p text:style-name="P2">Данный язык написан на Java, и многие конструкции позаимствованы из языка JavaScript. При описании работы я буду ссылаться на термины других языков <text:span text:style-name="T4">и на особенности языка Java.</text:span></text:p>
      <text:h text:style-name="Heading_20_2" text:outline-level="2">Краткое описание языка</text:h>
      <text:p text:style-name="Первый_20_абзац">Язык lang2 по сути представляет небольшой простой язык с набором переменных :) не давай те не так, я опишу лучше тезисно:</text:p>
      <text:list xml:id="list5414669998124563702" text:style-name="L1">
        <text:list-item>
          <text:p text:style-name="P8">Типы данных в языке динамические</text:p>
          <text:list>
            <text:list-item>
              <text:p text:style-name="P8">Имеются числовые типы данных</text:p>
            </text:list-item>
            <text:list-item>
              <text:p text:style-name="P8">Логические типы</text:p>
            </text:list-item>
            <text:list-item>
              <text:p text:style-name="P8">Строки</text:p>
            </text:list-item>
            <text:list-item>
              <text:p text:style-name="P8">Списки</text:p>
            </text:list-item>
            <text:list-item>
              <text:p text:style-name="P8">Объекты / карты</text:p>
            </text:list-item>
            <text:list-item>
              <text:p text:style-name="P8">Функции</text:p>
            </text:list-item>
          </text:list>
        </text:list-item>
        <text:list-item>
          <text:p text:style-name="P8">Имеются основные конструкции общие для многих языков</text:p>
          <text:list>
            <text:list-item>
              <text:p text:style-name="P8">Комментарии</text:p>
            </text:list-item>
            <text:list-item>
              <text:p text:style-name="P8">Последовательный блок инструкций</text:p>
            </text:list-item>
            <text:list-item>
              <text:p text:style-name="P8">Ветвление</text:p>
            </text:list-item>
            <text:list-item>
              <text:p text:style-name="P8">Циклы</text:p>
            </text:list-item>
            <text:list-item>
              <text:p text:style-name="P8">Функции</text:p>
            </text:list-item>
            <text:list-item>
              <text:p text:style-name="P8">Объекты</text:p>
            </text:list-item>
          </text:list>
        </text:list-item>
        <text:list-item>
          <text:p text:style-name="P8">Память используемая для хранения значений </text:p>
          <text:list>
            <text:list-item>
              <text:p text:style-name="P8">Является динамической и управляется сборщиком мусора</text:p>
            </text:list-item>
            <text:list-item>
              <text:p text:style-name="P8">Все ссылки на объекты, списки и функции это именно ссылки</text:p>
            </text:list-item>
          </text:list>
        </text:list-item>
      </text:list>
      <text:h text:style-name="Heading_20_2" text:outline-level="2">Hello world</text:h>
      <text:p text:style-name="P3">Создаем файл helloworld.l2:</text:p>
      <text:p text:style-name="Code"># <text:span text:style-name="T5">coding: utf-8</text:span></text:p>
      <text:p text:style-name="Code">println( "Hello world!" );</text:p>
      <text:p text:style-name="P5"><text:soft-page-break/>Первая строка (# coding: utf-8) указывает на кодировку файла.</text:p>
      <text:p text:style-name="P5">Строки в начале файла начинающие с символа решетки считаются коментариями, такие коментарии допускаются только в начале файла. В них допускается использовать после решетки любые символы. Эти коментарии могут носить служебный характер для загрузчика файла, в частности указывают на кодировку файла.</text:p>
      <text:p text:style-name="P4">Далее из командной строки <text:span text:style-name="T6">запускаем</text:span></text:p>
      <text:p text:style-name="P7">[user@debian samples]$ ./lang2 helloworld.l2 </text:p>
      <text:p text:style-name="P7">Hello world! </text:p>
      <text:h text:style-name="Heading_20_2" text:outline-level="2">Структура файла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3" office:value-type="string">
            <text:p text:style-name="P6"><text:span text:style-name="Code_20_Comment">Заголовок shebang</text:span></text:p>
          </table:table-cell>
          <table:table-cell table:style-name="Таблица1.A1" office:value-type="string">
            <text:p text:style-name="Code_20_with_20_indents">#!/bin/sh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exec java -jar /home/user/lang2/dist/lang2.jar -f "$0" -- "$@"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!#</text:p>
          </table:table-cell>
        </table:table-row>
        <table:table-row>
          <table:table-cell table:style-name="Таблица1.A1" office:value-type="string">
            <text:p text:style-name="P6"><text:span text:style-name="Code_20_Comment">Коментарий в стиле UNIX</text:span></text:p>
          </table:table-cell>
          <table:table-cell table:style-name="Таблица1.A1" office:value-type="string">
            <text:p text:style-name="Code_20_with_20_indents"># coding: utf-8</text:p>
          </table:table-cell>
        </table:table-row>
        <table:table-row>
          <table:table-cell table:style-name="Таблица1.A1" table:number-rows-spanned="5" office:value-type="string">
            <text:p text:style-name="P6"><text:span text:style-name="Code_20_Comment">Исходный код</text:span></text:p>
          </table:table-cell>
          <table:table-cell table:style-name="Таблица1.A1" office:value-type="string">
            <text:p text:style-name="Code_20_with_20_indents">println( "hello l2 shell scriptting" );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println( arguments );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for( a in arguments ){</text:p>
          </table:table-cell>
        </table:table-row>
        <table:table-row>
          <table:covered-table-cell/>
          <table:table-cell table:style-name="Таблица1.A1" office:value-type="string">
            <text:p text:style-name="Code_20_with_20_indents">println( a );</text:p>
          </table:table-cell>
        </table:table-row>
        <table:table-row>
          <table:covered-table-cell/>
          <table:table-cell table:style-name="Таблица1.A1" office:value-type="string">
            <text:p text:style-name="P9">}</text:p>
          </table:table-cell>
        </table:table-row>
      </table:table>
      <text:p text:style-name="Text_20_body"/>
      <text:h text:style-name="Heading_20_2" text:outline-level="2"><text:soft-page-break/>Запуск <text:span text:style-name="T7">из командной строки</text:span></text:h>
      <text:h text:style-name="Heading_20_3" text:outline-level="3">Чтение аргументов</text:h>
      <text:h text:style-name="Heading_20_3" text:outline-level="3">Код возврата</text:h>
      <text:h text:style-name="Heading_20_2" text:outline-level="2">Интерактивный режим</text:h>
      <text:h text:style-name="Heading_20_2" text:outline-level="2">Запуск из Java</text:h>
      <text:h text:style-name="Heading_20_2" text:outline-level="2">Создание Java объектов</text:h>
      <text:p text:style-name="Первый_20_абзац"/>
      <text:h text:style-name="Heading_20_3" text:outline-level="3">DynamicClassLoad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.3cm" fo:margin-bottom="0.4cm" style:contextual-spacing="tru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style:border-line-width-left="0.088cm 0.088cm 0.088cm" fo:padding="0.101cm" fo:border-left="7.51pt double #000000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style:border-line-width-left="0.088cm 0.088cm 0.088cm" fo:padding="0.049cm" fo:border-left="7.51pt double #000000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><text:span text:style-name="MT1">https://code.google.com/p/jgef/</text:span></text:a><text:tab/><text:span text:style-name="MT2"><text:chapter text:display="name" text:outline-level="1">Введение</text:chapter></text:span><text:tab/>от <text:modification-date style:data-style-name="N84">2014-07-04</text:modification-date></text:p>
      </style:header>
      <style:footer>
        <text:p text:style-name="Footer"><text:tab/><text:tab/><text:span text:style-name="MT3"><text:page-number text:select-page="current">3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5H33M4S</meta:editing-duration>
    <meta:editing-cycles>36</meta:editing-cycles>
    <meta:generator>LibreOffice/4.2.5.2$Linux_X86_64 LibreOffice_project/61cb170a04bb1f12e77c884eab9192be736ec5f5</meta:generator>
    <meta:initial-creator>gocha </meta:initial-creator>
    <dc:date>2014-07-04T16:27:02.050022801</dc:date>
    <dc:creator>Георгий Камнев</dc:creator>
    <meta:document-statistic meta:table-count="1" meta:image-count="0" meta:object-count="0" meta:page-count="3" meta:paragraph-count="52" meta:word-count="256" meta:character-count="1686" meta:non-whitespace-character-count="1492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